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2A500000119A9A6FB7D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6pt" style:font-size-asian="6pt" style:font-family-complex="'XB Tabriz'" style:font-pitch-complex="variable" style:font-size-complex="6pt"/>
    </style:style>
    <style:style style:name="T1" style:family="text">
      <style:text-properties fo:font-family="'XB Tabriz'" style:font-pitch="variable" fo:font-size="6pt" style:font-size-asian="6pt" style:font-family-complex="'XB Tabriz'" style:font-pitch-complex="variable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588cm" svg:height="3.149cm" svg:x="0.636cm" svg:y="0.254cm">
          <draw:image xlink:href="Pictures/20000002000002A500000119A9A6FB7D.eps" xlink:type="simple" xlink:show="embed" xlink:actuate="onLoad">
            <text:p/>
          </draw:image>
        </draw:frame>
        <draw:frame draw:style-name="gr2" draw:text-style-name="P2" draw:layer="layout" svg:width="0.764cm" svg:height="0.582cm" svg:x="0.887cm" svg:y="1.27cm">
          <draw:text-box>
            <text:p><text:span text:style-name="T1">مجاز</text:span></text:p>
          </draw:text-box>
        </draw:frame>
        <draw:frame draw:style-name="gr2" draw:text-style-name="P2" xml:id="id1" draw:id="id1" draw:layer="layout" svg:width="1.488cm" svg:height="0.913cm" svg:x="0.671cm" svg:y="2.389cm">
          <draw:text-box>
            <text:p><text:span text:style-name="T1">ایک سے چار</text:span></text:p>
            <text:p><text:span text:style-name="T1">منتخب کنندہ</text:span></text:p>
          </draw:text-box>
        </draw:frame>
        <draw:connector draw:style-name="gr3" draw:text-style-name="P1" draw:layer="layout" draw:type="curve" draw:line-skew="0.317cm" svg:x1="1.415cm" svg:y1="2.389cm" svg:x2="2.287cm" svg:y2="1.779cm" draw:start-shape="id1" draw:start-glue-point="0" svg:d="m1415 2389c0-357 872-52 872-6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10T10:42:39</dc:date>
    <dc:creator>kkk </dc:creator>
    <meta:generator>LibreOffice/3.3$Linux LibreOffice_project/330m19$Build-401</meta:generator>
    <meta:editing-duration>PT10H4M53S</meta:editing-duration>
    <meta:editing-cycles>51</meta:editing-cycles>
    <meta:document-statistic meta:object-count="4"/>
  </office:meta>
</office:document-meta>
</file>